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2.95pt"/>
    </style:style>
    <style:style style:name="co2" style:family="table-column">
      <style:table-column-properties fo:break-before="auto" style:column-width="299.51pt"/>
    </style:style>
    <style:style style:name="co3" style:family="table-column">
      <style:table-column-properties fo:break-before="auto" style:column-width="191.4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35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ev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Event name</text:p>
          </table:table-cell>
          <table:table-cell table:style-name="ce1" office:value-type="string" calcext:value-type="string">
            <text:p>Param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Version</text:p>
          </table:table-cell>
          <table:table-cell/>
          <table:table-cell table:style-name="ce4" office:value-type="string" calcext:value-type="string">
            <text:p>Generic events</text:p>
          </table:table-cell>
        </table:table-row>
        <table:table-row table:style-name="ro1">
          <table:table-cell office:value-type="string" calcext:value-type="string">
            <text:p>login_with_fb</text:p>
          </table:table-cell>
          <table:table-cell table:number-columns-repeated="4"/>
          <table:table-cell office:value-type="string" calcext:value-type="string">
            <text:p>open_screen_$screenName</text:p>
          </table:table-cell>
        </table:table-row>
        <table:table-row table:style-name="ro1">
          <table:table-cell office:value-type="string" calcext:value-type="string">
            <text:p>login_with_fb_success</text:p>
          </table:table-cell>
          <table:table-cell table:number-columns-repeated="4"/>
          <table:table-cell office:value-type="string" calcext:value-type="string">
            <text:p>finish_screen_$screenName</text:p>
          </table:table-cell>
        </table:table-row>
        <table:table-row table:style-name="ro1">
          <table:table-cell table:style-name="ce2" office:value-type="string" calcext:value-type="string">
            <text:p>login_with_fb_error</text:p>
          </table:table-cell>
          <table:table-cell table:number-columns-repeated="4"/>
          <table:table-cell office:value-type="string" calcext:value-type="string">
            <text:p>back_screen_$screenName</text:p>
          </table:table-cell>
        </table:table-row>
        <table:table-row table:style-name="ro1">
          <table:table-cell office:value-type="string" calcext:value-type="string">
            <text:p>login_with_fb_canc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n_with_goog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n_with_google_succe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login_with_google_err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n_as_gu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n_as_guest_succe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login_as_guest_err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ding_account_button_cli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n_with_em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in_with_email_succe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login_with_email_err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ster_wizard_sta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ster_first_step_comple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ster_with_em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ster_with_email_succe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register_with_email_err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ster_with_email_select_im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ister_with_email_select_image_canc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ed_scroll_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ed_scroll_dow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_like_double_t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_lik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_unlik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_comment_cli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_share_cli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_download_cli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_header_cli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_open_detai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load_post_button_cli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_drawer_op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_drawer_clo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ed_logo_cli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_drawer_header_cli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_drawer_share_ap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_drawer_feedba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_drawer_about_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v_drawer_log_o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_details_double_tap_po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_details_scro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ent_start_writing</text:p>
          </table:table-cell>
          <table:table-cell office:value-type="string" calcext:value-type="string">
            <text:p>from_screen: “post_details | comments”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ent_send</text:p>
          </table:table-cell>
          <table:table-cell office:value-type="string" calcext:value-type="string">
            <text:p>from_screen: “post_details | comments”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ent_profile_pic_click</text:p>
          </table:table-cell>
          <table:table-cell office:value-type="string" calcext:value-type="string">
            <text:p>from_screen: “post_details | comments”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ents_scroll_up</text:p>
          </table:table-cell>
          <table:table-cell office:value-type="string" calcext:value-type="string">
            <text:p>from_screen: “post_details | comments”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ents_scroll_down</text:p>
          </table:table-cell>
          <table:table-cell office:value-type="string" calcext:value-type="string">
            <text:p>from_screen: “post_details | comments”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post_details_preview_im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_details_zoom_im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quire_permission_write_stor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nt_permission_write_stor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y_permission_write_stor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quire_permission_read_stor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nt_permission_read_stor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y_permission_read_stor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quire_permission_came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nt_permission_came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y_permission_came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load_post_pick_im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load_post_pick_image_canc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load_post_pick_image_came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load_post_pick_galle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load_post_crop_im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load_post_crop_image_canc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load_post_write_des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load_po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load_post_succ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load_post_missing_descriptio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upload_post_err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_profile</text:p>
          </table:table-cell>
          <table:table-cell office:value-type="string" calcext:value-type="string">
            <text:p>user_id: $userId user_mail: $userM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_my_profile</text:p>
          </table:table-cell>
          <table:table-cell office:value-type="string" calcext:value-type="string">
            <text:p>user_id: $userId user_mail: $userM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file_scroll_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file_scroll_dow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file_post_cli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file_header_click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23:29:56.3091264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24T23:56:57.841330339</dc:date>
    <meta:editing-duration>PT46M55S</meta:editing-duration>
    <meta:editing-cycles>14</meta:editing-cycles>
    <meta:document-statistic meta:table-count="1" meta:cell-count="90" meta:object-count="0"/>
  </office:meta>
</office:document-meta>
</file>